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3.0028in" svg:y="0.5228in">
            <draw:object draw:notify-on-update-of-ranges="Sheet1.B1:Sheet1.B1 Sheet1.B2:Sheet1.B51 Sheet1.C1:Sheet1.C1 Sheet1.C2:Sheet1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NIDADES</text:p>
          </table:table-cell>
          <table:table-cell office:value-type="string" calcext:value-type="string">
            <text:p>NOSS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121" calcext:value-type="float">
            <text:p>0.0001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191" calcext:value-type="float">
            <text:p>0.0001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192" calcext:value-type="float">
            <text:p>0.0001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251" calcext:value-type="float">
            <text:p>0.0002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301" calcext:value-type="float">
            <text:p>0.0003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484" calcext:value-type="float">
            <text:p>0.00048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0667" calcext:value-type="float">
            <text:p>0.00066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0756" calcext:value-type="float">
            <text:p>0.0007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0581" calcext:value-type="float">
            <text:p>0.00058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0433" calcext:value-type="float">
            <text:p>0.00043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000505" calcext:value-type="float">
            <text:p>0.00050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0507" calcext:value-type="float">
            <text:p>0.00050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0536" calcext:value-type="float">
            <text:p>0.00053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000638" calcext:value-type="float">
            <text:p>0.0006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00791" calcext:value-type="float">
            <text:p>0.00079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1516" calcext:value-type="float">
            <text:p>0.001516</text:p>
          </table:table-cell>
          <table:table-cell office:value-type="float" office:value="0.000824" calcext:value-type="float">
            <text:p>0.00082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00708" calcext:value-type="float">
            <text:p>0.00070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.000732" calcext:value-type="float">
            <text:p>0.00073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000749" calcext:value-type="float">
            <text:p>0.0007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0.000911" calcext:value-type="float">
            <text:p>0.00091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000771" calcext:value-type="float">
            <text:p>0.00077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0.001008" calcext:value-type="float">
            <text:p>0.00100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068" calcext:value-type="float">
            <text:p>0.00106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1733" calcext:value-type="float">
            <text:p>0.001733</text:p>
          </table:table-cell>
          <table:table-cell office:value-type="float" office:value="0.001244" calcext:value-type="float">
            <text:p>0.00124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0.00178" calcext:value-type="float">
            <text:p>0.0017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0928" calcext:value-type="float">
            <text:p>0.00092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0867" calcext:value-type="float">
            <text:p>0.00086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2135" calcext:value-type="float">
            <text:p>0.002135</text:p>
          </table:table-cell>
          <table:table-cell office:value-type="float" office:value="0.000899" calcext:value-type="float">
            <text:p>0.00089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0937" calcext:value-type="float">
            <text:p>0.0009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0924" calcext:value-type="float">
            <text:p>0.00092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2105" calcext:value-type="float">
            <text:p>0.002105</text:p>
          </table:table-cell>
          <table:table-cell office:value-type="float" office:value="0.000937" calcext:value-type="float">
            <text:p>0.00093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2199" calcext:value-type="float">
            <text:p>0.002199</text:p>
          </table:table-cell>
          <table:table-cell office:value-type="float" office:value="0.000969" calcext:value-type="float">
            <text:p>0.00096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2466" calcext:value-type="float">
            <text:p>0.002466</text:p>
          </table:table-cell>
          <table:table-cell office:value-type="float" office:value="0.001037" calcext:value-type="float">
            <text:p>0.00103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0.00104" calcext:value-type="float">
            <text:p>0.0010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1019" calcext:value-type="float">
            <text:p>0.00101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001137" calcext:value-type="float">
            <text:p>0.001137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.002022" calcext:value-type="float">
            <text:p>0.002022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2629" calcext:value-type="float">
            <text:p>0.002629</text:p>
          </table:table-cell>
          <table:table-cell office:value-type="float" office:value="0.001113" calcext:value-type="float">
            <text:p>0.00111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2559" calcext:value-type="float">
            <text:p>0.002559</text:p>
          </table:table-cell>
          <table:table-cell office:value-type="float" office:value="0.001141" calcext:value-type="float">
            <text:p>0.00114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0.001134" calcext:value-type="float">
            <text:p>0.00113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2737" calcext:value-type="float">
            <text:p>0.002737</text:p>
          </table:table-cell>
          <table:table-cell office:value-type="float" office:value="0.001175" calcext:value-type="float">
            <text:p>0.00117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1315" calcext:value-type="float">
            <text:p>0.0013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1258" calcext:value-type="float">
            <text:p>0.00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1:03:59.116070003</meta:creation-date>
    <dc:date>2022-06-29T13:26:52.962666380</dc:date>
    <meta:editing-duration>PT9S</meta:editing-duration>
    <meta:editing-cycles>1</meta:editing-cycles>
    <meta:document-statistic meta:table-count="1" meta:cell-count="153" meta:object-count="1"/>
    <meta:generator>LibreOffice/7.3.4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41cm" svg:y="3.954cm" style:legend-expansion="high" chart:style-name="ch2"/>
        <chart:plot-area chart:style-name="ch3" table:cell-range-address="Sheet1.B1:Sheet1.C51" chart:data-source-has-labels="row" svg:x="0.319cm" svg:y="0.18cm" svg:width="12.772cm" svg:height="8.645cm">
          <chart:coordinate-region svg:x="1.602cm" svg:y="0.379cm" svg:width="11.489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line">
            <chart:data-point chart:repeated="50"/>
          </chart:series>
          <chart:series chart:style-name="ch7" chart:values-cell-range-address="Sheet1.C2:Sheet1.C51" chart:label-cell-address="Sheet1.C1:Sheet1.C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SSO</text:p>
                <draw:g>
                  <svg:desc>Sheet1.B1:Sheet1.B1</svg:desc>
                </draw:g>
              </table:table-cell>
              <table:table-cell office:value-type="string">
                <text:p>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9">
                <text:p>0.000059</text:p>
                <draw:g>
                  <svg:desc>Sheet1.B2:Sheet1.B51</svg:desc>
                </draw:g>
              </table:table-cell>
              <table:table-cell office:value-type="float" office:value="0.000034">
                <text:p>0.000034</text:p>
                <draw:g>
                  <svg:desc>Sheet1.C2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68">
                <text:p>0.00026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15">
                <text:p>0.000315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99">
                <text:p>0.000499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66">
                <text:p>0.000566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45">
                <text:p>0.000745</text:p>
              </table:table-cell>
              <table:table-cell office:value-type="float" office:value="0.000667">
                <text:p>0.000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29">
                <text:p>0.000929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581">
                <text:p>0.000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67">
                <text:p>0.001167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078">
                <text:p>0.001078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23">
                <text:p>0.001323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53">
                <text:p>0.001653</text:p>
              </table:table-cell>
              <table:table-cell office:value-type="float" office:value="0.000507">
                <text:p>0.000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35">
                <text:p>0.001635</text:p>
              </table:table-cell>
              <table:table-cell office:value-type="float" office:value="0.000536">
                <text:p>0.000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525">
                <text:p>0.001525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624">
                <text:p>0.001624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516">
                <text:p>0.001516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703">
                <text:p>0.001703</text:p>
              </table:table-cell>
              <table:table-cell office:value-type="float" office:value="0.000708">
                <text:p>0.000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56">
                <text:p>0.001656</text:p>
              </table:table-cell>
              <table:table-cell office:value-type="float" office:value="0.000732">
                <text:p>0.0007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708">
                <text:p>0.001708</text:p>
              </table:table-cell>
              <table:table-cell office:value-type="float" office:value="0.000749">
                <text:p>0.000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712">
                <text:p>0.001712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905">
                <text:p>0.001905</text:p>
              </table:table-cell>
              <table:table-cell office:value-type="float" office:value="0.000771">
                <text:p>0.000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102">
                <text:p>0.002102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27">
                <text:p>0.00227</text:p>
              </table:table-cell>
              <table:table-cell office:value-type="float" office:value="0.001068">
                <text:p>0.001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733">
                <text:p>0.001733</text:p>
              </table:table-cell>
              <table:table-cell office:value-type="float" office:value="0.001244">
                <text:p>0.001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88">
                <text:p>0.001988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998">
                <text:p>0.001998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178">
                <text:p>0.002178</text:p>
              </table:table-cell>
              <table:table-cell office:value-type="float" office:value="0.000867">
                <text:p>0.000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135">
                <text:p>0.002135</text:p>
              </table:table-cell>
              <table:table-cell office:value-type="float" office:value="0.000899">
                <text:p>0.0008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17">
                <text:p>0.00217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007">
                <text:p>0.002007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105">
                <text:p>0.002105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199">
                <text:p>0.00219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466">
                <text:p>0.002466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918">
                <text:p>0.002918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305">
                <text:p>0.002305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227">
                <text:p>0.002227</text:p>
              </table:table-cell>
              <table:table-cell office:value-type="float" office:value="0.001137">
                <text:p>0.001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479">
                <text:p>0.002479</text:p>
              </table:table-cell>
              <table:table-cell office:value-type="float" office:value="0.002022">
                <text:p>0.002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902">
                <text:p>0.002902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026">
                <text:p>0.003026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629">
                <text:p>0.002629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559">
                <text:p>0.002559</text:p>
              </table:table-cell>
              <table:table-cell office:value-type="float" office:value="0.001141">
                <text:p>0.001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677">
                <text:p>0.002677</text:p>
              </table:table-cell>
              <table:table-cell office:value-type="float" office:value="0.001134">
                <text:p>0.001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737">
                <text:p>0.002737</text:p>
              </table:table-cell>
              <table:table-cell office:value-type="float" office:value="0.001175">
                <text:p>0.001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84">
                <text:p>0.00284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057">
                <text:p>0.003057</text:p>
              </table:table-cell>
              <table:table-cell office:value-type="float" office:value="0.001258">
                <text:p>0.001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